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4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6" style:parent-style-name="Standardnípísmoodstavce" style:family="text">
      <style:text-properties fo:font-weight="bold" style:font-weight-asian="bold"/>
    </style:style>
    <style:style style:name="T17" style:parent-style-name="Značkapozn.podčarou" style:family="text">
      <style:text-properties fo:font-weight="normal" style:font-weight-asian="normal" fo:font-size="9pt" style:font-size-asian="9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4">
            <text:p text:style-name="Normální"/>
            <text:p text:style-name="Normální"/>
            <text:p text:style-name="Normální"><text:bookmark-start text:name="Text14"/><text:bookmark-start text:name="Text2"/>K106 18/2020<text:bookmark-end text:name="Text14"/></text:p>
            <text:p text:style-name="Normální">KVOP-8904/2020<text:bookmark-end text:name="Text2"/></text:p>
            <text:p text:style-name="Normální"><text:bookmark-start text:name="Text6"/>25. 02. 2020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J. C.</text:p>
            <text:p text:style-name="Normální"/>
            <text:p text:style-name="Normální"/>
            <text:p text:style-name="Normální"/>
            <text:p text:style-name="Normální"><text:span text:style-name="T16">e-mail:</text:span><text:s/></text:p>
            <text:p text:style-name="Normální"/>
            <text:p text:style-name="Normální"/>
          </table:table-cell>
        </table:table-row>
      </table:table>
      <text:h text:style-name="Nadpis1" text:outline-level="1"/>
      <text:h text:style-name="Nadpis1" text:outline-level="1">Sdělení<text:s/>o poskytnutí informace<text:s/></text:h>
      <text:p text:style-name="Základnítext">Vážený pane C., dne 20. 2. 2020 byla do Kanceláře veřejného ochránce práv doručena Vaše žádost podle zákona č. 106/1999 Sb., o svobodném přístupu k informacím, ve znění pozdějších předpisů, kterou žádáte poskytnutí následujících informací:</text:p>
      <text:p text:style-name="Základnítext">„1. Kolikrát byl celkem využit institut žaloby k ochraně veřejného zájmu veřejným ochráncem práv ve smyslu § 66 odst. 3 zákona č. 150/2002 Sb., soudní řád správní (od novelizace soudního řádu správního ke dni 1. 1. 2012 po současnost)?</text:p>
      <text:p text:style-name="Základnítext">2. Kolikrát byl nejvyššímu státnímu zástupci podán návrh veřejného ochránce práv na podání žaloby k ochraně veřejného zájmu ve smyslu § 22 odst. 3 zákona č. 349/1999 Sb., o Veřejném ochránci práv, ve znění účinném od 1. 1. 2006 do 1. 1. 2012? Kolikrát byla žaloba<text:s/>k ochraně veřejného zájmu na základě tohoto návrhu podána a kolikrát byl návrh ombudsmana odmítnut?</text:p>
      <text:p text:style-name="Základnítext">3. Jaká je úspěšnost žalob k ochraně veřejného zájmu v případech spadajících pod otázku č. 1? Tedy kolik řízení dopadlo ve prospěch veřejného ochránce práv, kolik naopak v jeho neprospěch a kolik řízení stále probíhá.</text:p>
      <text:p text:style-name="Základnítext">4. Jaká je úspěšnost žalob k ochraně veřejného zájmu v případech spadajících pod otázku č. 2? Tedy kolik řízení zahájených na návrh veřejného ochránce práv dopadlo ve prospěch nejvyššího státního zástupce, kolik naopak v jeho neprospěch a kolik řízení stále probíhá.“</text:p>
      <text:h text:style-name="Nadpis1" text:outline-level="1">Informace</text:h>
      <text:p text:style-name="Základnítext">K bodu 1.:</text:p>
      <text:p text:style-name="Základnítext">Veřejný ochránce práv k dnešnímu dni podal tři žaloby k ochraně veřejného zájmu.</text:p>
      <text:p text:style-name="Základnítext">K bodu 2.:</text:p>
      <text:p text:style-name="Základnítext">Veřejný ochránce práv podal nejvyššímu státnímu zástupci čtyři<text:s/>návrhy na podání žaloby k ochraně veřejného zájmu. Nejvyšší státní zástupce žalobu podal v jednom případě.</text:p>
      <text:p text:style-name="Základnítext"/>
      <text:p text:style-name="Základnítext"/>
      <text:p text:style-name="Základnítext"/>
      <text:p text:style-name="Základnítext">K bodu 3.:</text:p>
      <text:p text:style-name="Základnítext">V případě jedné žaloby byl veřejný ochránce práv úspěšný.<text:span text:style-name="Značkapozn.podčarou"><text:note text:note-class="footnote" text:id="_ftn0"><text:note-citation>1</text:note-citation><text:note-body><text:p text:style-name="Textpozn.podčarou"><text:s/><text:span text:style-name="T17"><text:tab/></text:span>Rozsudek Krajského soudu v Ústí nad Labem ze dne 14. 12. 2015 č. j. 15A 108/2013-277, rozsudek Nejvyššího správního soudu ze dne 14. července 2016 č. j. 9 As 24/2016-115, obojí dostupné na<text:s/><text:a xlink:href="http://www.nssoud.cz" office:target-frame-name="_top" xlink:show="replace"><text:span text:style-name="Hypertextovýodkaz">www.nssoud.cz</text:span></text:a><text:s/>a usnesení Ústavního soudu sp. zn. I. ÚS 3112/16 ze dne 8. 12. 2016, dostupné na<text:s/><text:a xlink:href="http://nalus.usoud.cz" office:target-frame-name="_top" xlink:show="replace"><text:span text:style-name="Hypertextovýodkaz">http://nalus.usoud.cz</text:span></text:a>.</text:p></text:note-body></text:note></text:span><text:s/>Řízení o dvou dalších žalobách stále probíhají.</text:p>
      <text:p text:style-name="Základnítext">K bodu 4.:</text:p>
      <text:p text:style-name="Základnítext">Jediné žalobě, kterou na základě návrhu veřejného ochránce práv nejvyšší státní zástupce podal, Městský soud v Praze vyhověl (sp. zn. 10 Ca 381/2007).</text:p>
      <text:p text:style-name="Základnítext"/>
      <text:p text:style-name="Základnítext"/>
      <text:p text:style-name="Základnítext"/>
      <text:p text:style-name="Základnítext"/>
      <text:p text:style-name="podpis">JUDr. Pavel Pořízek, Ph.D. v. r.</text:p>
      <text:p text:style-name="podpis">vedoucí Kanceláře veřejného ochránce práv</text:p>
      <text:p text:style-name="podpis">(podepsáno elektronicky)</text:p>
      <text:p text:style-name="Základnítext"/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P11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P13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/text:p>
        <text:p text:style-name="P11"/>
        <text:p text:style-name="P12"/>
        <text:p text:style-name="P13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Kubikova</dc:creator>
    <meta:creation-date>2020-03-26T12:38:00Z</meta:creation-date>
    <dc:date>2020-03-30T11:09:00Z</dc:date>
    <meta:print-date>2020-02-25T07:49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2" meta:paragraph-count="4" meta:word-count="312" meta:character-count="2150" meta:row-count="15" meta:non-whitespace-character-count="1842"/>
  </office:meta>
</office:document-meta>
</file>